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21f" officeooo:paragraph-rsid="001c621f"/>
    </style:style>
    <style:style style:name="P2" style:family="paragraph" style:parent-style-name="Standard">
      <style:text-properties fo:language="fr" fo:country="FR" officeooo:rsid="001c621f" officeooo:paragraph-rsid="001c621f"/>
    </style:style>
    <style:style style:name="P3" style:family="paragraph" style:parent-style-name="Standard">
      <style:text-properties fo:language="fr" fo:country="FR" officeooo:rsid="001c621f" officeooo:paragraph-rsid="001cc45d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Heading_20_1">
      <style:text-properties fo:language="fr" fo:country="FR"/>
    </style:style>
    <style:style style:name="P6" style:family="paragraph" style:parent-style-name="Heading_20_2">
      <style:text-properties fo:language="fr" fo:country="FR"/>
    </style:style>
    <style:style style:name="P7" style:family="paragraph" style:parent-style-name="Heading_20_2">
      <style:text-properties fo:language="fr" fo:country="FR" officeooo:rsid="001c621f"/>
    </style:style>
    <style:style style:name="P8" style:family="paragraph" style:parent-style-name="Standard">
      <style:text-properties fo:language="fr" fo:country="FR" officeooo:rsid="001c621f" officeooo:paragraph-rsid="001c621f"/>
    </style:style>
    <style:style style:name="P9" style:family="paragraph" style:parent-style-name="Text_20_body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officeooo:rsid="001cc4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 text:is-list-header="true">TP Securité et traitement d’un formulaire</text:h>
      <text:h text:style-name="P7" text:outline-level="2"/>
      <text:h text:style-name="P6" text:outline-level="2">Méthode avec authentification par cookie</text:h>
      <text:p text:style-name="P2">1. Indiquer les renseignements fournis par l'en-tête (le *header*).</text:p>
      <text:p text:style-name="P2"/>
      <text:p text:style-name="P2">2. Dans les outils réseau du navigateur, chercher l'onglet *cookie*, et lire le contenu. Faire une copie d'écran dans votre document réponse. Comment les informations du formulaire sont-elles écrites dans le cookie? Sous une forme structurée?</text:p>
      <text:p text:style-name="P2"/>
      <text:p text:style-name="P2">3. Recharger la page: le navigateur propose t-il de soumettre à nouveau le contenu du formulaire? Les informations du formulaire sont-elles toujours présentes dans la carte d'identité?</text:p>
      <text:p text:style-name="P2"/>
      <text:p text:style-name="P2">4. Dans un autre onglet du navigateur: Les informations du formulaire sont-elles toujours présentes dans la carte d'identité? Pourquoi?</text:p>
      <text:p text:style-name="P2"/>
      <text:p text:style-name="P2">5. Saisir maintenant cette adresse dans un AUTRE navigateur. Les informations du formulaire sont-elles toujours présentes dans la carte d'identité? Pourquoi?</text:p>
      <text:p text:style-name="P2"/>
      <text:p text:style-name="P2">6. Rechercher le cookie grace aux options du navigateur. Quels autres cookies ont été déposés lors de votre session (aujourd'hui)? Comment peut-on se debarrasser de ces cookies?</text:p>
      <text:p text:style-name="P2"/>
      <text:p text:style-name="P2">7. *Conclure:* Les traces numériques laissées sur mon ordinateur peuvent-elles contenir des informations sur mon identité numérique?</text:p>
      <text:p text:style-name="P2"/>
      <text:h text:style-name="P6" text:outline-level="2">Sécurité sur le Web</text:h>
      <text:p text:style-name="P4">1. Quel est le scénario mettant en jeu un cyberpirate proposé dans cette vidéo?</text:p>
      <text:p text:style-name="P4">2. Est-ce que cela change quelque chose, de naviguer en http ou bien en https?</text:p>
      <text:p text:style-name="P4">3. *Conclure:* Quels conseils peut-on donner à un utilisateur qui navigue et fait des achats sur le ne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8.754016338</meta:creation-date>
    <dc:date>2023-12-15T18:55:47.691351874</dc:date>
    <meta:editing-duration>PT16M40S</meta:editing-duration>
    <meta:editing-cycles>3</meta:editing-cycles>
    <meta:generator>LibreOffice/7.6.0.3$MacOSX_X86_64 LibreOffice_project/69edd8b8ebc41d00b4de3915dc82f8f0fc3b6265</meta:generator>
    <meta:document-statistic meta:table-count="0" meta:image-count="0" meta:object-count="0" meta:page-count="1" meta:paragraph-count="13" meta:word-count="218" meta:character-count="1455" meta:non-whitespace-character-count="1250"/>
  </office:meta>
</office:document-meta>
</file>